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GeneratorTests.generateClassNameWithClassWhenInnerClassGenera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NameGeneratorTests.generatedClassNameWhenFeatureIsNotAllLetter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NameGeneratorTests.generateClassNameWhenTargetClassIsNullUsesMain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NameGeneratorTests.generateClassWithClassWhenMultipleCallsGeneratesSequenc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NameGeneratorTests.generatedClassNameWhenFeatureIs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NameGeneratorTests.generateClassNameWithNoTextFeature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NameGeneratorTests.generateClassNameUseFeature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NameGeneratorTests.generateClassNameWithClassWhenLowercaseFeatureNameGenera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